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80000078AAA63545D9ED721F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83c00" draw:fill-color="#783c00" draw:textarea-horizontal-align="justify" draw:textarea-vertical-align="middle" draw:auto-grow-height="false" fo:min-height="1.95cm" fo:min-width="15.25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783c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15.75cm" svg:height="2.2cm" svg:x="0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3" draw:text-style-name="P3" draw:layer="layout" svg:width="15.812cm" svg:height="21.8cm" svg:x="-0.062cm" svg:y="2.2cm">
          <draw:image xlink:href="Pictures/10000000000005780000078AAA63545D9ED721F2.jpg" xlink:type="simple" xlink:show="embed" xlink:actuate="onLoad" loext:mime-type="image/jpeg">
            <text:p/>
          </draw:image>
        </draw:frame>
        <draw:custom-shape draw:style-name="gr1" draw:text-style-name="P1" draw:layer="layout" svg:width="15.75cm" svg:height="2.2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3.963cm" svg:height="7.047cm" svg:x="3.665cm" svg:y="2.397cm"/>
      <draw:page-thumbnail draw:layer="backgroundobjects" svg:width="3.963cm" svg:height="7.047cm" svg:x="3.665cm" svg:y="10.445cm"/>
      <draw:page-thumbnail draw:layer="backgroundobjects" svg:width="3.963cm" svg:height="7.047cm" svg:x="3.665cm" svg:y="18.493cm"/>
      <draw:page-thumbnail draw:layer="backgroundobjects" svg:width="3.963cm" svg:height="7.047cm" svg:x="13.96cm" svg:y="2.397cm"/>
      <draw:page-thumbnail draw:layer="backgroundobjects" svg:width="3.963cm" svg:height="7.047cm" svg:x="13.96cm" svg:y="10.445cm"/>
      <draw:page-thumbnail draw:layer="backgroundobjects" svg:width="3.963cm" svg:height="7.047cm" svg:x="13.96cm" svg:y="18.493cm"/>
    </style:handout-master>
    <style:master-page style:name="Predeterminado" style:page-layout-name="PM1" draw:style-name="Mdp1">
      <draw:frame presentation:style-name="Predeterminado-title" draw:layer="backgroundobjects" svg:width="14.174cm" svg:height="4.674cm" svg:x="0.787cm" svg:y="1.116cm" presentation:class="title" presentation:placeholder="true">
        <draw:text-box/>
      </draw:frame>
      <draw:frame presentation:style-name="Predeterminado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5:12:28.242000000</meta:creation-date>
    <dc:date>2020-05-27T15:29:09.891000000</dc:date>
    <meta:editing-duration>PT6M31S</meta:editing-duration>
    <meta:editing-cycles>1</meta:editing-cycles>
    <meta:document-statistic meta:object-count="28"/>
    <meta:generator>LibreOffice/6.4.3.2$Windows_X86_64 LibreOffice_project/747b5d0ebf89f41c860ec2a39efd7cb15b54f2d8</meta:generator>
  </office:meta>
</office:document-meta>
</file>